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1a00d2" officeooo:paragraph-rsid="001a00d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officeooo:rsid="001e4647" officeooo:paragraph-rsid="001336ca"/>
    </style:style>
    <style:style style:name="P9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0" style:family="paragraph" style:parent-style-name="Azione_20_attore" style:list-style-name="Numerazione_20_UC">
      <style:text-properties officeooo:rsid="0008c033" officeooo:paragraph-rsid="001336ca"/>
    </style:style>
    <style:style style:name="P11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70822"/>
    </style:style>
    <style:style style:name="T7" style:family="text">
      <style:text-properties officeooo:rsid="001a00d2"/>
    </style:style>
    <style:style style:name="T8" style:family="text">
      <style:text-properties officeooo:rsid="001e4647"/>
    </style:style>
    <style:style style:name="T9" style:family="text">
      <style:text-properties officeooo:rsid="001fac5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Direttore visualizza gli eventi dell' intero asi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7">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7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270333" text:style-name="Numerazione_20_UC">
              <text:list-item text:start-value="1">
                <text:p text:style-name="P10"><text:span text:style-name="T7">Il Direttore</text:span> accede alla sezione <text:span text:style-name="T7">Eventi</text:span><text:span text:style-name="T5"> </text:span></text:p>
                <text:p text:style-name="P11"/>
              </text:list-item>
              <text:list-item>
                <text:p text:style-name="P11">Il sistema <text:span text:style-name="T3">visualizza</text:span> <text:span text:style-name="T8">la lista degli eventi di tutto l'asil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8">Il direttore</text:span> <text:span text:style-name="T8">ha visualizzato </text:span>correttamente<text:span text:style-name="T5"> </text:span><text:span text:style-name="T8">la lista</text:span><text:span text:style-name="T4">.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285575" text:style-name="L1">
              <text:list-header>
                <text:p text:style-name="P9">Nel caso di un errore <text:span text:style-name="T9">del sistema</text:span>, <text:span text:style-name="T9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2</meta:editing-cycles>
    <meta:generator>LibreOffice/3.6$Windows_x86 LibreOffice_project/da8c1e6-fd468f4-454e206-f42a4a9-143cfd</meta:generator>
    <dc:date>2012-10-19T16:13:35.18</dc:date>
    <meta:document-statistic meta:table-count="1" meta:image-count="0" meta:object-count="0" meta:page-count="1" meta:paragraph-count="17" meta:word-count="84" meta:character-count="543" meta:non-whitespace-character-count="477"/>
  </office:meta>
</office:document-meta>
</file>